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58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0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668" calcext:value-type="float">
            <text:p>12066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 style:data-style-name="N2" text:time-value="15:38:07.0797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08T16:15:11.706973000</dc:date>
    <meta:editing-duration>PT22H39M3S</meta:editing-duration>
    <meta:editing-cycles>18</meta:editing-cycles>
    <meta:generator>LibreOffice/4.3.7.2$MacOSX_X86_64 LibreOffice_project/8a35821d8636a03b8bf4e15b48f59794652c68ba</meta:generator>
    <meta:document-statistic meta:table-count="3" meta:cell-count="55" meta:object-count="0"/>
  </office:meta>
</office:document-meta>
</file>